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4" style:family="paragraph" style:parent-style-name="Standard" style:list-style-name="L1">
      <style:paragraph-properties fo:line-height="150%"/>
      <style:text-properties style:font-name="標楷體" fo:font-size="14pt" style:font-name-asian="標楷體" style:font-size-asian="14pt" style:font-size-complex="14pt"/>
    </style:style>
    <style:style style:name="P5" style:family="paragraph" style:parent-style-name="Standard">
      <style:paragraph-properties fo:line-height="150%"/>
      <style:text-properties style:font-name="標楷體" fo:font-size="14pt" style:font-name-asian="標楷體" style:font-size-asian="14pt" style:language-asian="zh" style:country-asian="TW" style:font-size-complex="14pt"/>
    </style:style>
    <style:style style:name="P6" style:family="paragraph" style:parent-style-name="Standard" style:list-style-name="L2">
      <style:paragraph-properties fo:line-height="150%"/>
      <style:text-properties style:font-name="標楷體" fo:font-size="14pt" style:font-name-asian="標楷體" style:font-size-asian="14pt" style:language-asian="zh" style:country-asian="TW" style:font-size-complex="14pt"/>
    </style:style>
    <style:style style:name="P7" style:family="paragraph" style:parent-style-name="Standard" style:list-style-name="L1">
      <style:paragraph-properties fo:line-height="150%"/>
    </style:style>
    <style:style style:name="P8" style:family="paragraph" style:parent-style-name="Standard" style:list-style-name="L3">
      <style:paragraph-properties fo:line-height="150%"/>
    </style:style>
    <style:style style:name="P9" style:family="paragraph" style:parent-style-name="Standard" style:list-style-name="L2">
      <style:paragraph-properties fo:line-height="150%"/>
    </style:style>
    <style:style style:name="P10" style:family="paragraph" style:parent-style-name="Standard" style:list-style-name="L4">
      <style:paragraph-properties fo:line-height="150%"/>
    </style:style>
    <style:style style:name="P11" style:family="paragraph" style:parent-style-name="Standard" style:list-style-name="L2">
      <style:paragraph-properties fo:line-height="150%"/>
      <style:text-properties fo:font-size="14pt" style:font-name-asian="標楷體" style:font-size-asian="14pt" style:font-size-complex="14pt"/>
    </style:style>
    <style:style style:name="P12" style:family="paragraph" style:parent-style-name="Standard" style:list-style-name="L2">
      <style:paragraph-properties fo:line-height="150%"/>
      <style:text-properties fo:font-size="14pt" style:font-name-asian="標楷體" style:font-size-asian="14pt" style:language-asian="zh" style:country-asian="TW" style:font-size-complex="14pt"/>
    </style:style>
    <style:style style:name="P13" style:family="paragraph" style:parent-style-name="Standard" style:list-style-name="L2">
      <style:paragraph-properties fo:line-height="150%"/>
      <style:text-properties fo:font-size="14pt" style:font-size-asian="14pt" style:font-size-complex="14pt"/>
    </style:style>
    <style:style style:name="P14" style:family="paragraph" style:parent-style-name="Text_20_body" style:list-style-name="L4">
      <style:paragraph-properties fo:line-height="100%"/>
      <style:text-properties fo:font-size="14pt" style:font-size-asian="14pt" style:font-size-complex="14pt"/>
    </style:style>
    <style:style style:name="P15" style:family="paragraph" style:parent-style-name="Text_20_body" style:list-style-name="L4">
      <style:paragraph-properties fo:line-height="100%"/>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style:font-name="標楷體" fo:font-size="14pt" fo:letter-spacing="0.049cm" style:font-name-asian="標楷體" style:font-size-asian="14pt" style:language-asian="zh" style:country-asian="TW" style:font-size-complex="14pt"/>
    </style:style>
    <style:style style:name="T4" style:family="text">
      <style:text-properties style:font-name="標楷體" fo:font-size="14pt" fo:letter-spacing="0.049cm" fo:language="en" fo:country="US" style:font-name-asian="標楷體" style:font-size-asian="14pt" style:language-asian="zh" style:country-asian="TW" style:font-size-complex="14pt"/>
    </style:style>
    <style:style style:name="T5" style:family="text">
      <style:text-properties style:font-name="標楷體" fo:font-size="14pt" fo:language="en" fo:country="US" style:font-name-asian="標楷體" style:font-size-asian="14pt" style:language-asian="zh" style:country-asian="TW" style:font-size-complex="14pt"/>
    </style:style>
    <style:style style:name="T6" style:family="text">
      <style:text-properties style:font-name="標楷體" fo:letter-spacing="0.049cm" style:font-name-asian="標楷體"/>
    </style:style>
    <style:style style:name="T7" style:family="text">
      <style:text-properties style:font-name="標楷體" fo:letter-spacing="0.049cm" style:font-name-asian="標楷體" style:language-asian="zh" style:country-asian="TW"/>
    </style:style>
    <style:style style:name="T8" style:family="text">
      <style:text-properties style:font-name="標楷體" fo:letter-spacing="0.049cm" style:font-name-asian="標楷體" style:font-size-asian="16pt"/>
    </style:style>
    <style:style style:name="T9" style:family="text">
      <style:text-properties style:font-name="標楷體" fo:letter-spacing="0.049cm" fo:language="en" fo:country="US" style:font-name-asian="標楷體"/>
    </style:style>
    <style:style style:name="T10" style:family="text">
      <style:text-properties style:font-name="標楷體" fo:letter-spacing="0.049cm" fo:language="en" fo:country="US" style:font-name-asian="標楷體" style:language-asian="zh" style:country-asian="TW"/>
    </style:style>
    <style:style style:name="T11" style:family="text">
      <style:text-properties style:font-name="標楷體" style:font-name-asian="標楷體"/>
    </style:style>
    <style:style style:name="T12" style:family="text">
      <style:text-properties style:font-name="標楷體" fo:font-size="16pt" fo:letter-spacing="0.049cm" fo:language="en" fo:country="US" style:font-name-asian="標楷體"/>
    </style:style>
    <style:style style:name="T13" style:family="text">
      <style:text-properties style:font-name="標楷體" style:language-asian="zh" style:country-asian="TW"/>
    </style:style>
    <style:style style:name="T14" style:family="text">
      <style:text-properties fo:font-size="14pt" style:font-name-asian="標楷體" style:font-size-asian="14pt" style:font-size-complex="14pt"/>
    </style:style>
    <style:style style:name="T15" style:family="text">
      <style:text-properties fo:font-size="14pt" style:font-name-asian="標楷體" style:font-size-asian="14pt" style:language-asian="zh" style:country-asian="TW" style:font-size-complex="14pt"/>
    </style:style>
    <style:style style:name="T16" style:family="text">
      <style:text-properties fo:color="#000000" style:font-name="標楷體" fo:font-size="14pt" style:font-name-asian="標楷體" style:font-size-asian="14pt" style:font-size-complex="14pt"/>
    </style:style>
    <style:style style:name="T17" style:family="text">
      <style:text-properties fo:color="#000000" style:font-name="標楷體" fo:font-size="14pt" style:font-name-asian="標楷體" style:font-size-asian="14pt" style:language-asian="zh" style:country-asian="TW" style:font-size-complex="14pt"/>
    </style:style>
    <style:style style:name="T18" style:family="text">
      <style:text-properties fo:color="#000000" style:font-name="標楷體" fo:font-size="14pt" fo:language="en" fo:country="US" style:font-name-asian="標楷體" style:font-size-asian="14pt" style:font-size-complex="14pt"/>
    </style:style>
    <style:style style:name="T19" style:family="text">
      <style:text-properties fo:color="#000000" style:font-name="標楷體" fo:font-size="14pt" fo:letter-spacing="0.049cm" fo:language="en" fo:country="US" style:font-name-asian="標楷體" style:font-size-asian="14pt" style:language-asian="zh" style:country-asian="TW" style:font-size-complex="14pt"/>
    </style:style>
    <style:style style:name="T20" style:family="text">
      <style:text-properties fo:color="#000000" style:font-name="標楷體" fo:letter-spacing="0.049cm" fo:language="en" fo:country="US" style:font-name-asian="標楷體"/>
    </style:style>
    <style:style style:name="T21" style:family="text">
      <style:text-properties fo:color="#000000" style:font-name="標楷體" fo:letter-spacing="0.049cm" style:font-name-asian="標楷體"/>
    </style:style>
    <style:style style:name="T22" style:family="text">
      <style:text-properties fo:color="#000000" style:font-name="標楷體" fo:letter-spacing="0.049cm" style:font-name-asian="標楷體" style:language-asian="zh" style:country-asian="TW"/>
    </style:style>
    <style:style style:name="T23" style:family="text">
      <style:text-properties fo:color="#000000" style:font-name="標楷體" style:font-name-asian="標楷體"/>
    </style:style>
    <style:style style:name="T24" style:family="text">
      <style:text-properties fo:color="#000000" fo:font-size="14pt" style:font-name-asian="標楷體" style:font-size-asian="14pt" style:font-size-complex="14pt"/>
    </style:style>
    <style:style style:name="T25" style:family="text">
      <style:text-properties fo:color="#000000" fo:font-size="14pt" style:font-name-asian="標楷體" style:font-size-asian="14pt" style:language-asian="zh" style:country-asian="TW" style:font-size-complex="14pt"/>
    </style:style>
    <style:style style:name="T26" style:family="text">
      <style:text-properties fo:color="#000000" fo:font-size="14pt" fo:language="en" fo:country="US" style:font-name-asian="標楷體" style:font-size-asian="14pt" style:font-size-complex="14pt"/>
    </style:style>
    <style:style style:name="T27" style:family="text">
      <style:text-properties style:language-asian="zh" style:country-asian="TW"/>
    </style:style>
    <style:style style:name="T28" style:family="text">
      <style:text-properties style:font-name="Times New Roman1" fo:font-size="14pt" fo:letter-spacing="0.049cm" fo:language="en" fo:country="US" style:font-name-asian="標楷體" style:font-size-asian="14pt" style:language-asian="zh" style:country-asian="TW" style:font-size-complex="14pt"/>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基隆市安樂地政事務所</text:p>
      <text:p text:style-name="P2">106年度7月份第2次主管會議紀錄</text:p>
      <text:p text:style-name="P2"/>
      <text:list xml:id="list1460403918419086755" text:style-name="L1">
        <text:list-item>
          <text:p text:style-name="P4">時間：中華民國106年7月<text:span text:style-name="T27">26</text:span>日下午2時整</text:p>
        </text:list-item>
        <text:list-item>
          <text:p text:style-name="P4">地點：三樓民眾談室</text:p>
        </text:list-item>
        <text:list-item>
          <text:p text:style-name="P4">主席：代理主任戴清文</text:p>
        </text:list-item>
        <text:list-item>
          <text:p text:style-name="P7"><text:span text:style-name="預設段落字型"><text:span text:style-name="T1">出席人員：戴清文、周力行、李美玲、游玉玲 <text:s text:c="11"/>紀錄：陳苑蒨</text:span></text:span></text:p>
        </text:list-item>
        <text:list-item>
          <text:p text:style-name="P4">各單位報告事項：</text:p>
        </text:list-item>
      </text:list>
      <text:list xml:id="list2265308779508247795" text:style-name="L2">
        <text:list-item>
          <text:p text:style-name="P11">第一課</text:p>
        </text:list-item>
      </text:list>
      <text:list xml:id="list2304768683899517329" text:style-name="L3">
        <text:list-item>
          <text:p text:style-name="P8"><text:span text:style-name="T15">本課106年7月1日至7月28日止，實價登錄案件共303件，其中憑證申報276件，線上申報紙本送件計7件，本所代填申報計20件，撤銷26件，駁回2件，另電話通知申報計17件。</text:span><text:span text:style-name="T14"> </text:span></text:p>
        </text:list-item>
      </text:list>
      <text:list xml:id="list29314302" text:style-name="L2">
        <text:list-item text:start-value="1">
          <text:p text:style-name="P11">第二課</text:p>
          <text:list>
            <text:list-item>
              <text:p text:style-name="P13"><text:span text:style-name="T6">有關本所安樂自辦重測區重測，目前地籍調查作業</text:span><text:span text:style-name="T9">(</text:span><text:span text:style-name="T6">自辦部分</text:span><text:span text:style-name="T9">)</text:span><text:span text:style-name="T6">地籍調查表已整理送審</text:span><text:span text:style-name="T9">20%</text:span><text:span text:style-name="T6">，進度稍有落後；戶地測量</text:span><text:span text:style-name="T9">(</text:span><text:span text:style-name="T6">委外部分</text:span><text:span text:style-name="T9">)</text:span><text:span text:style-name="T6">進度約</text:span><text:span text:style-name="T9">80%</text:span><text:span text:style-name="T6">左右，符合工作進度。 <text:s text:c="2"/></text:span><text:span text:style-name="T11"><text:s/></text:span></text:p>
            </text:list-item>
            <text:list-item>
              <text:p text:style-name="P13"><text:span text:style-name="T6">為確保本所測量成果品質，已派員至本市七堵簡易基線場辦理電子測距經緯儀檢校作業。 <text:s/></text:span><text:s/></text:p>
            </text:list-item>
            <text:list-item>
              <text:p text:style-name="P13"><text:span text:style-name="T10">7</text:span><text:span text:style-name="T7">月</text:span><text:span text:style-name="T10">19</text:span><text:span text:style-name="T7">日召開課務會議，嚴格要求複丈案件測量可靠現況之強度、測量資源共享、測量成果整理一致，同時辦理測量儀器</text:span><text:span text:style-name="T10">SX(</text:span><text:span text:style-name="T7">影像掃描儀</text:span><text:span text:style-name="T10">)</text:span><text:span text:style-name="T7">、</text:span><text:span text:style-name="T10">R8X(EGPS)</text:span><text:span text:style-name="T7">、</text:span><text:span text:style-name="T10">3DR(</text:span><text:span text:style-name="T7">無人機</text:span><text:span text:style-name="T10">)</text:span><text:span text:style-name="T7">之教育訓練。 </text:span></text:p>
            </text:list-item>
            <text:list-item>
              <text:p text:style-name="P9"><text:span text:style-name="T3">政風宣導：基隆市政府</text:span><text:span text:style-name="T4">106.7.26</text:span><text:span text:style-name="T3">基府政預貳字第</text:span><text:span text:style-name="T4">1060232726</text:span><text:span text:style-name="T3">號函「基隆市政府</text:span><text:span text:style-name="T4">106</text:span><text:span text:style-name="T3">年廉能觀念及法治素養專案法紀宣導」案，於</text:span><text:span text:style-name="T4">8</text:span><text:span text:style-name="T3">月</text:span><text:span text:style-name="T4">30</text:span><text:span text:style-name="T3">日、</text:span><text:span text:style-name="T4">8</text:span><text:span text:style-name="T3">月</text:span><text:span text:style-name="T4">31</text:span><text:span text:style-name="T3">日假本市文化局第一會議室舉行，以本所初任公職</text:span><text:span text:style-name="T4">3</text:span><text:span text:style-name="T3">年內新進人員</text:span><text:span text:style-name="T4">7</text:span><text:span text:style-name="T3">人參加。 <text:s text:c="2"/></text:span></text:p>
            </text:list-item>
          </text:list>
        </text:list-item>
        <text:list-item>
          <text:p text:style-name="P11">第三課</text:p>
          <text:list>
            <text:list-item>
              <text:p text:style-name="P9"><text:span text:style-name="預設段落字型"><text:span text:style-name="T15">106年度委外辦理之基準地維護查估作業，承辦人依約檢核廠商繳交之修正成果，將於檢核完成後報送市府</text:span></text:span>。</text:p>
            </text:list-item>
            <text:list-item>
              <text:p text:style-name="P9"><text:soft-page-break/><text:span text:style-name="預設段落字型"><text:span text:style-name="T15">本課106年上半年非都市土地網路報表、地價及非都市土地之地籍資料清點表業於期限內報送</text:span></text:span>。</text:p>
            </text:list-item>
            <text:list-item>
              <text:p text:style-name="P9"><text:span text:style-name="預設段落字型"><text:span text:style-name="T15">本年8月22日(星期二)為農曆7月1日，本所中元普渡暫定為8月24日，辦理方式及確切時間，將於下月主管會議提出確認</text:span></text:span>。</text:p>
            </text:list-item>
            <text:list-item>
              <text:p text:style-name="P6">下周可能有颱風接近台灣，請各課轉知同仁下班務必關閉電源及門窗並做好防颱準備，並請人事視颱風警報發佈時間，協助排定輪值人員。</text:p>
            </text:list-item>
          </text:list>
        </text:list-item>
        <text:list-item>
          <text:p text:style-name="P11">人事</text:p>
          <text:list>
            <text:list-item>
              <text:p text:style-name="P9"><text:span text:style-name="預設段落字型"><text:span text:style-name="T16">內政部及其所屬機關「消除對婦女一切形式歧視公約（</text:span></text:span><text:span text:style-name="預設段落字型"><text:span text:style-name="T18">CEDAW</text:span></text:span><text:span text:style-name="預設段落字型"><text:span text:style-name="T16">）」教育訓練教材（</text:span></text:span><text:span text:style-name="預設段落字型"><text:span text:style-name="T18">106</text:span></text:span><text:span text:style-name="預設段落字型"><text:span text:style-name="T16">年</text:span></text:span><text:span text:style-name="預設段落字型"><text:span text:style-name="T18">6</text:span></text:span><text:span text:style-name="預設段落字型"><text:span text:style-name="T16">月修訂版），已刊載於「內政部全球資訊網／重要業務／性別平等專區」（網址</text:span></text:span><text:span text:style-name="預設段落字型"><text:span text:style-name="T18">http://www.moi.gov.tw/chi/chi_public_info/node.aspx?s<text:line-break/>n=1995</text:span></text:span><text:span text:style-name="預設段落字型"><text:span text:style-name="T16">），請參考運用。 <text:s/></text:span></text:span></text:p>
            </text:list-item>
            <text:list-item>
              <text:p text:style-name="P9"><text:span text:style-name="預設段落字型"><text:span text:style-name="T24">公務人員保障法部分條文業奉總統</text:span></text:span><text:span text:style-name="預設段落字型"><text:span text:style-name="T26">106</text:span></text:span><text:span text:style-name="預設段落字型"><text:span text:style-name="T24">年</text:span></text:span><text:span text:style-name="預設段落字型"><text:span text:style-name="T26">6</text:span></text:span><text:span text:style-name="預設段落字型"><text:span text:style-name="T24">月</text:span></text:span><text:span text:style-name="預設段落字型"><text:span text:style-name="T26">14</text:span></text:span><text:span text:style-name="預設段落字型"><text:span text:style-name="T24">日華總一義字第</text:span></text:span><text:span text:style-name="預設段落字型"><text:span text:style-name="T26">10600080021</text:span></text:span><text:span text:style-name="預設段落字型"><text:span text:style-name="T24">號令修正公布，計修正條文</text:span></text:span><text:span text:style-name="預設段落字型"><text:span text:style-name="T26">27</text:span></text:span><text:span text:style-name="預設段落字型"><text:span text:style-name="T24">條，新增條文</text:span></text:span><text:span text:style-name="預設段落字型"><text:span text:style-name="T26">5</text:span></text:span><text:span text:style-name="預設段落字型"><text:span text:style-name="T24">條，相關修正對照表、總說明及總統公布令，業置於公務人員保障暨培訓委員會網站（</text:span></text:span><text:span text:style-name="預設段落字型"><text:span text:style-name="T26">http://www.csptc.gov.tw</text:span></text:span><text:span text:style-name="預設段落字型"><text:span text:style-name="T24">）「法規輯要」專區，請自行下載運用。 <text:s/></text:span></text:span></text:p>
            </text:list-item>
            <text:list-item>
              <text:p text:style-name="P9"><text:span text:style-name="預設段落字型"><text:span text:style-name="T24">銓敘部函以，有關停職人員於復職同日辭職，嗣經刑事判決確定未受徒刑之執行，得否依公務人員俸給法第</text:span></text:span><text:span text:style-name="預設段落字型"><text:span text:style-name="T26">21</text:span></text:span><text:span text:style-name="預設段落字型"><text:span text:style-name="T24">條規定，補發停職期間未發之本俸</text:span></text:span><text:span text:style-name="預設段落字型"><text:span text:style-name="T26">(</text:span></text:span><text:span text:style-name="預設段落字型"><text:span text:style-name="T24">年功俸</text:span></text:span><text:span text:style-name="預設段落字型"><text:span text:style-name="T26">)</text:span></text:span><text:span text:style-name="預設段落字型"><text:span text:style-name="T24">疑義案，惠請逕至本所網站查閱 。 <text:s/></text:span></text:span></text:p>
            </text:list-item>
            <text:list-item>
              <text:p text:style-name="P9"><text:span text:style-name="預設段落字型"><text:span text:style-name="T24">高雄市政府「眉開眼笑樂學習」港都</text:span></text:span><text:span text:style-name="預設段落字型"><text:span text:style-name="T26">e</text:span></text:span><text:span text:style-name="預設段落字型"><text:span text:style-name="T24">學苑數位閱讀活動辦法，請踴躍上網學習，相關訊息請逕至本所網站查閱。</text:span></text:span><text:span text:style-name="預設段落字型"><text:span text:style-name="T25"> <text:s/></text:span></text:span></text:p>
            </text:list-item>
          </text:list>
        </text:list-item>
        <text:list-item>
          <text:p text:style-name="P11">會計</text:p>
          <text:list>
            <text:list-item>
              <text:p text:style-name="P11"><text:span text:style-name="預設段落字型"><text:span text:style-name="T13">依據基隆市政府106.7.11基府主歲貳字第1060230329號函，為籌編本市107年度總預算案，各課如有新計畫請將有關資料連同預算案儘快送達本室彙辦，本所預計7月31日送達市府。</text:span></text:span></text:p>
            </text:list-item>
            <text:list-item>
              <text:p text:style-name="P6">依據基隆市政府106.7.13基府財務貳字第1060230732號函，為籌編<text:soft-page-break/>本市107年度歲入預算，各課107年各項收入概估數，請參照上年度預估歲入增減及未來成長趨勢等情形詳實估計或以最近三年間實收狀況為根據，按增減原因估算之，本所預計7月31日送達市府。</text:p>
            </text:list-item>
            <text:list-item>
              <text:p text:style-name="P6"><text:span text:style-name="預設段落字型"><text:span text:style-name="T13">行政院主計總處有關「106年7月各機關統計調查表一覽表」已公佈於行政院主計總處網站，請轉知同仁或請同仁至該網站查詢、運用，避免詐騙案件發生並提升對於政府統計調查之認知。</text:span></text:span></text:p>
            </text:list-item>
          </text:list>
        </text:list-item>
        <text:list-item>
          <text:p text:style-name="P12">政風</text:p>
          <text:list>
            <text:list-item>
              <text:p text:style-name="P9"><text:span text:style-name="T3">基隆市政府</text:span><text:span text:style-name="T5">106.7.26</text:span><text:span text:style-name="T2">基府政預貳字第</text:span><text:span text:style-name="T5">1060232726</text:span><text:span text:style-name="T2">號函「基隆市政府</text:span><text:span text:style-name="T5">106</text:span><text:span text:style-name="T2">年廉能觀念及法治素養專案法紀宣導」案，於</text:span><text:span text:style-name="T5">8</text:span><text:span text:style-name="T2">月</text:span><text:span text:style-name="T5">30</text:span><text:span text:style-name="T2">日、</text:span><text:span text:style-name="T5">8</text:span><text:span text:style-name="T2">月</text:span><text:span text:style-name="T5">31</text:span><text:span text:style-name="T2">日假本市文化局第一會議室舉行，以本所初任公職</text:span><text:span text:style-name="T5">3</text:span><text:span text:style-name="T2">年內新進人員</text:span><text:span text:style-name="T5">7</text:span><text:span text:style-name="T2">人參加</text:span><text:span text:style-name="T3">。</text:span></text:p>
            </text:list-item>
          </text:list>
        </text:list-item>
      </text:list>
      <text:p text:style-name="P5"/>
      <text:list xml:id="list2043389915115222776" text:style-name="L4">
        <text:list-item>
          <text:p text:style-name="P10"><text:span text:style-name="預設段落字型"><text:span text:style-name="T1">主席指示事項</text:span></text:span></text:p>
          <text:list>
            <text:list-item>
              <text:p text:style-name="P15"><text:span text:style-name="預設段落字型"><text:span text:style-name="T19">本所安樂自辦重測區地籍調查表請速整理送審，以免延誤工作期程。 </text:span></text:span></text:p>
            </text:list-item>
            <text:list-item>
              <text:p text:style-name="P14"><text:span text:style-name="T22">同仁外業測量、會勘、地價調查時，應特別注意交通安全</text:span><text:span text:style-name="T22"> 。</text:span><text:span text:style-name="T23"> </text:span></text:p>
            </text:list-item>
            <text:list-item>
              <text:p text:style-name="P14"><text:span text:style-name="T21">請同仁務必辦理垃圾分類，隨時注意辦公環境整潔。</text:span><text:span text:style-name="T23"> </text:span></text:p>
              <text:p text:style-name="P10"><text:span text:style-name="預設段落字型"><text:span text:style-name="T17"/></text:span></text:p>
            </text:list-item>
          </text:list>
        </text:list-item>
        <text:list-item>
          <text:p text:style-name="P10"><text:span text:style-name="預設段落字型"><text:span text:style-name="T1">散會：下午</text:span></text:span><text:span text:style-name="預設段落字型"><text:span text:style-name="T1">2</text:span></text:span><text:span text:style-name="預設段落字型"><text:span text:style-name="T1">時</text:span></text:span><text:span text:style-name="預設段落字型"><text:span text:style-name="T1">30</text:span></text:span><text:span text:style-name="預設段落字型"><text:span text:style-name="T1">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name-asian="標楷體"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text:page-number>/<text:page-count>3</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登記課 安樂地政</meta:initial-creator>
    <dc:creator>安樂地政 </dc:creator>
    <meta:creation-date>2016-06-29T13:28:00Z</meta:creation-date>
    <dc:date>2017-08-01T11:35:49.03</dc:date>
    <meta:editing-cycles>90</meta:editing-cycles>
    <meta:editing-duration>PT7H58M4S</meta:editing-duration>
    <meta:printed-by>安樂地政 </meta:printed-by>
    <meta:print-date>2017-06-01T11:30:46.99</meta:print-date>
    <meta:document-statistic meta:table-count="0" meta:image-count="0" meta:object-count="0" meta:page-count="3" meta:paragraph-count="36" meta:word-count="1470" meta:character-count="1765"/>
    <meta:template xlink:type="simple" xlink:actuate="onRequest" xlink:title="" xlink:href="../../../../研考/研考/會議資料/主管會議_週/1.會議紀錄/主管會議-1060414.odt/Normal"/>
  </office:meta>
</office:document-meta>
</file>